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2.3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number-columns-repeated="1020" table:default-cell-style-name="ce1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4:32:54.744167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11T14:33:39.123624795</dc:date>
    <meta:editing-cycles>9</meta:editing-cycles>
    <meta:editing-duration>PT13M31S</meta:editing-duration>
    <meta:document-statistic meta:table-count="1" meta:cell-count="80" meta:object-count="0"/>
  </office:meta>
</office:document-meta>
</file>